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hematic 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art Number</text:p>
          </table:table-cell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High power radio </text:p>
          </table:table-cell>
          <table:table-cell office:value-type="string" calcext:value-type="string">
            <text:p>1783-1050-1-ND</text:p>
          </table:table-cell>
          <table:table-cell office:value-type="string" calcext:value-type="string">
            <text:p><text:a xlink:href="https://www.digikey.ca/product-detail/en/radiocrafts-as/RC1740HP-RC232/1783-1050-1-ND/7100652" xlink:type="simple">https://www.digikey.ca/product-detail/en/radiocrafts-as/RC1740HP-RC232/1783-1050-1-ND/7100652</text:a></text:p>
          </table:table-cell>
          <table:table-cell office:value-type="string" calcext:value-type="string">
            <text:p>digikey</text:p>
          </table:table-cell>
          <table:table-cell office:value-type="float" office:value="61.31" calcext:value-type="float">
            <text:p>61.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 dBm</text:p>
          </table:table-cell>
        </table:table-row>
        <table:table-row table:style-name="ro2">
          <table:table-cell/>
          <table:table-cell office:value-type="string" calcext:value-type="string">
            <text:p>Low Power Radio</text:p>
          </table:table-cell>
          <table:table-cell office:value-type="string" calcext:value-type="string">
            <text:p>1783-1031-1-ND</text:p>
          </table:table-cell>
          <table:table-cell office:value-type="string" calcext:value-type="string">
            <text:p><text:a xlink:href="https://www.digikey.ca/product-detail/en/radiocrafts-as/RC1140-RC232/1783-1031-1-ND/7100633" xlink:type="simple">https://www.digikey.ca/product-detail/en/radiocrafts-as/RC1140-RC232/1783-1031-1-ND/7100633</text:a></text:p>
          </table:table-cell>
          <table:table-cell office:value-type="string" calcext:value-type="string">
            <text:p>digikey</text:p>
          </table:table-cell>
          <table:table-cell office:value-type="float" office:value="19.74" calcext:value-type="float">
            <text:p>19.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dBm </text:p>
          </table:table-cell>
        </table:table-row>
        <table:table-row table:style-name="ro2">
          <table:table-cell office:value-type="string" calcext:value-type="string">
            <text:p>R7 and R8</text:p>
          </table:table-cell>
          <table:table-cell office:value-type="string" calcext:value-type="string">
            <text:p>150 Ohm 0603 Resistor </text:p>
          </table:table-cell>
          <table:table-cell office:value-type="string" calcext:value-type="string">
            <text:p>P15KDBCT-ND</text:p>
          </table:table-cell>
          <table:table-cell office:value-type="string" calcext:value-type="string">
            <text:p><text:a xlink:href="https://www.digikey.ca/product-detail/en/panasonic-electronic-components/ERA-3AEB153V/P15KDBCT-ND/1466080" xlink:type="simple">https://www.digikey.ca/product-detail/en/panasonic-electronic-components/ERA-3AEB153V/P15KDBCT-ND/1466080</text:a></text:p>
          </table:table-cell>
          <table:table-cell office:value-type="string" calcext:value-type="string">
            <text:p>digikey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2.7 K 603 Ressitor </text:p>
          </table:table-cell>
          <table:table-cell office:value-type="string" calcext:value-type="string">
            <text:p>P2.7KDBCT-ND</text:p>
          </table:table-cell>
          <table:table-cell office:value-type="string" calcext:value-type="string">
            <text:p><text:a xlink:href="https://www.digikey.ca/product-detail/en/panasonic-electronic-components/ERA-3AEB272V/P2.7KDBCT-ND/1466062" xlink:type="simple">https://www.digikey.ca/product-detail/en/panasonic-electronic-components/ERA-3AEB272V/P2.7KDBCT-ND/1466062</text:a></text:p>
          </table:table-cell>
          <table:table-cell office:value-type="string" calcext:value-type="string">
            <text:p>digikey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nF Cap</text:p>
          </table:table-cell>
          <table:table-cell office:value-type="string" calcext:value-type="string">
            <text:p>1284-1177-1-ND</text:p>
          </table:table-cell>
          <table:table-cell office:value-type="string" calcext:value-type="string">
            <text:p><text:a xlink:href="https://www.digikey.ca/product-detail/en/american-technical-ceramics/600S1R0AT250XT/1284-1177-1-ND/3905517" xlink:type="simple">https://www.digikey.ca/product-detail/en/american-technical-ceramics/600S1R0AT250XT/1284-1177-1-ND/3905517</text:a></text:p>
          </table:table-cell>
          <table:table-cell office:value-type="string" calcext:value-type="string">
            <text:p>digikey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8.2 k R 0603</text:p>
          </table:table-cell>
          <table:table-cell office:value-type="string" calcext:value-type="string">
            <text:p>RR08P8.2KDDKR-ND</text:p>
          </table:table-cell>
          <table:table-cell office:value-type="string" calcext:value-type="string">
            <text:p><text:a xlink:href="https://www.digikey.ca/product-detail/en/susumu/RR0816P-822-D/RR08P8.2KDDKR-ND/580112" xlink:type="simple">https://www.digikey.ca/product-detail/en/susumu/RR0816P-822-D/RR08P8.2KDDKR-ND/580112</text:a></text:p>
          </table:table-cell>
          <table:table-cell office:value-type="string" calcext:value-type="string">
            <text:p>digikey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5.6k R 0603</text:p>
          </table:table-cell>
          <table:table-cell office:value-type="string" calcext:value-type="string">
            <text:p>RR08P5.6KDDKR-ND</text:p>
          </table:table-cell>
          <table:table-cell office:value-type="string" calcext:value-type="string">
            <text:p><text:a xlink:href="https://www.digikey.ca/product-detail/en/susumu/RR0816P-562-D/RR08P5.6KDDKR-ND/580093" xlink:type="simple">https://www.digikey.ca/product-detail/en/susumu/RR0816P-562-D/RR08P5.6KDDKR-ND/580093</text:a></text:p>
          </table:table-cell>
          <table:table-cell office:value-type="string" calcext:value-type="string">
            <text:p>digikey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RMCF0603ZT0R00CT-ND</text:p>
          </table:table-cell>
          <table:table-cell office:value-type="string" calcext:value-type="string">
            <text:p><text:a xlink:href="https://www.digikey.ca/product-detail/en/stackpole-electronics-inc/RMCF0603ZT0R00/RMCF0603ZT0R00CT-ND/1943218" xlink:type="simple">https://www.digikey.ca/product-detail/en/stackpole-electronics-inc/RMCF0603ZT0R00/RMCF0603ZT0R00CT-ND/1943218</text:a></text:p>
          </table:table-cell>
          <table:table-cell office:value-type="string" calcext:value-type="string">
            <text:p>digikey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Choke </text:p>
          </table:table-cell>
          <table:table-cell office:value-type="string" calcext:value-type="string">
            <text:p>490-3997-1-ND</text:p>
          </table:table-cell>
          <table:table-cell office:value-type="string" calcext:value-type="string">
            <text:p><text:a xlink:href="https://www.digikey.ca/product-detail/en/murata-electronics-north-america/BLM18SG331TN1D/490-3997-1-ND/1016257" xlink:type="simple">https://www.digikey.ca/product-detail/en/murata-electronics-north-america/BLM18SG331TN1D/490-3997-1-ND/1016257</text:a></text:p>
          </table:table-cell>
          <table:table-cell office:value-type="string" calcext:value-type="string">
            <text:p>digikey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SML-D12U1WT86CT-ND</text:p>
          </table:table-cell>
          <table:table-cell office:value-type="string" calcext:value-type="string">
            <text:p><text:a xlink:href="https://www.digikey.ca/product-detail/en/rohm-semiconductor/SML-D12U1WT86/SML-D12U1WT86CT-ND/5843858" xlink:type="simple">https://www.digikey.ca/product-detail/en/rohm-semiconductor/SML-D12U1WT86/SML-D12U1WT86CT-ND/5843858</text:a></text:p>
          </table:table-cell>
          <table:table-cell office:value-type="string" calcext:value-type="string">
            <text:p>digikey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03:44.208486789</meta:creation-date>
    <meta:generator>LibreOffice/5.2.7.2$Linux_X86_64 LibreOffice_project/20m0$Build-2</meta:generator>
    <dc:date>2019-03-18T20:34:14.555795807</dc:date>
    <meta:editing-duration>PT9M48S</meta:editing-duration>
    <meta:editing-cycles>4</meta:editing-cycles>
    <meta:document-statistic meta:table-count="1" meta:cell-count="78" meta:object-count="0"/>
  </office:meta>
</office:document-meta>
</file>